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List_20_Paragraph" style:list-style-name="WWNum32">
      <style:paragraph-properties fo:margin-top="0in" fo:margin-bottom="0in" fo:line-height="100%"/>
    </style:style>
    <style:style style:name="P5" style:family="paragraph" style:parent-style-name="List_20_Paragraph" style:list-style-name="WWNum38">
      <style:paragraph-properties fo:margin-top="0in" fo:margin-bottom="0in" fo:line-height="100%"/>
    </style:style>
    <style:style style:name="P6" style:family="paragraph" style:parent-style-name="List_20_Paragraph">
      <style:paragraph-properties fo:margin-left="0in" fo:margin-right="0in" fo:margin-top="0in" fo:margin-bottom="0in" fo:line-height="100%" fo:text-indent="0in" style:auto-text-indent="false"/>
    </style:style>
    <style:style style:name="P7" style:family="paragraph" style:parent-style-name="List_20_Paragraph">
      <style:paragraph-properties fo:margin-left="0in" fo:margin-right="0in" fo:margin-top="0in" fo:margin-bottom="0in" fo:line-height="100%" fo:text-align="start" style:justify-single-word="false" fo:text-indent="0in" style:auto-text-indent="false"/>
    </style:style>
    <style:style style:name="P8" style:family="paragraph" style:parent-style-name="List_20_Paragraph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List_20_Paragraph">
      <style:paragraph-properties fo:margin-left="0in" fo:margin-right="0in" fo:margin-top="0in" fo:margin-bottom="0in" fo:line-height="100%" fo:text-indent="0in" style:auto-text-indent="false"/>
      <style:text-properties fo:font-style="italic" style:font-style-asian="italic" style:font-style-complex="italic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revor Bramwell</text:p>
      <text:p text:style-name="Standard">Writing 327</text:p>
      <text:p text:style-name="Standard"><text:date style:data-style-name="N76" text:date-value="2012-10-25T17:15:23.99">October 25, 2012</text:date></text:p>
      <text:p text:style-name="Standard"/>
      <text:p text:style-name="P1">Procedural Description: Finding the Load-Bearing Ability of a Straw When Used as a Cantilever Beam</text:p>
      <text:p text:style-name="P2"/>
      <text:p text:style-name="P2">INTRODUCTION</text:p>
      <text:p text:style-name="P9">Purpose of Document</text:p>
      <text:p text:style-name="P6"/>
      <text:p text:style-name="P9">Function of a Cantilever Beam</text:p>
      <text:p text:style-name="P6"/>
      <text:p text:style-name="P9">Goals of Experiment</text:p>
      <text:p text:style-name="P6"/>
      <text:p text:style-name="P8">Preview of Instruction Content and Organization</text:p>
      <text:p text:style-name="P2"/>
      <text:p text:style-name="P2"/>
      <text:p text:style-name="P2">INSTRUCTIONS</text:p>
      <text:p text:style-name="P9">Detail Each Action</text:p>
      <text:p text:style-name="P6"><text:span text:style-name="T4">Illustration/Drawing for Each Step</text:span> </text:p>
      <text:p text:style-name="P9">Group steps logically</text:p>
      <text:p text:style-name="P8">Instruct the students to perform the test at 6 different cantilever lengths</text:p>
      <text:p text:style-name="P2"/>
      <text:p text:style-name="P2">Setup</text:p>
      <text:p text:style-name="P2"/>
      <text:p text:style-name="P2">Procedures</text:p>
      <text:p text:style-name="P2"/>
      <text:p text:style-name="P2">Cleanup</text:p>
      <text:p text:style-name="P2"/>
      <text:p text:style-name="P2"/>
      <text:p text:style-name="P2">RESULTS</text:p>
      <text:p text:style-name="P2"/>
      <text:p text:style-name="P2">Tables</text:p>
      <text:p text:style-name="P3">Instructions For Use</text:p>
      <text:p text:style-name="P3"/>
      <text:p text:style-name="P8">Units to record</text:p>
      <text:p text:style-name="P8"/>
      <text:p text:style-name="P8">how to convert pennies to grams</text:p>
      <text:p text:style-name="P8"/>
      <text:p text:style-name="P2"/>
      <text:p text:style-name="P2">Graph<text:span text:style-name="T3"> </text:span><text:span text:style-name="T5">(Provide labels)</text:span></text:p>
      <text:p text:style-name="P3">Instructions For Use</text:p>
      <text:p text:style-name="P3"/>
      <text:p text:style-name="P3"><draw:frame draw:style-name="fr1" draw:name="Object1" text:anchor-type="paragraph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2"/>
      <text:p text:style-name="P2">CONCLUSION</text:p>
      <text:p text:style-name="P2"/>
      <text:p text:style-name="P2">Questions<text:span text:style-name="T3"> </text:span><text:span text:style-name="T5">(About Graph, provides 'Takeaway' points)</text:span></text:p>
      <text:p text:style-name="P7"><text:span text:style-name="T5">What has the experiment helped the students learn about cantilever beams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ListLabel_20_5" style:display-name="ListLabel 5" style:family="text">
      <style:text-properties style:font-name-complex="Courier New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8">
      <text:list-level-style-bullet text:level="1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evor Bramwell</meta:initial-creator>
    <meta:creation-date>2012-10-25T16:49:16</meta:creation-date>
    <dc:date>2012-10-25T17:15:24</dc:date>
    <dc:creator>Trevor Bramwell</dc:creator>
    <meta:editing-duration>PT18M22S</meta:editing-duration>
    <meta:editing-cycles>8</meta:editing-cycles>
    <meta:generator>LibreOffice/3.5$Linux_x86 LibreOffice_project/350m1$Build-2</meta:generator>
    <meta:document-statistic meta:table-count="0" meta:image-count="0" meta:object-count="1" meta:page-count="2" meta:paragraph-count="27" meta:word-count="104" meta:character-count="704" meta:non-whitespace-character-count="6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5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20" chart:interval-major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3.788cm" svg:y="0.315cm" chart:style-name="ch2">
          <text:p>Figure 1: Cantilever Beam Maximum Loads</text:p>
        </chart:title>
        <chart:subtitle svg:x="4.145cm" svg:y="1.273cm" chart:style-name="ch3">
          <text:p>Length of Cantilever Beam vs. Mass of Load</text:p>
        </chart:subtitle>
        <chart:legend chart:legend-position="end" svg:x="13.728cm" svg:y="3.951cm" style:legend-expansion="high" chart:style-name="ch4"/>
        <chart:plot-area chart:style-name="ch5" chart:data-source-has-labels="both" svg:x="1.33cm" svg:y="2.314cm" svg:width="11.76cm" svg:height="5.525cm">
          <chartooo:coordinate-region svg:x="2.137cm" svg:y="2.513cm" svg:width="10.859cm" svg:height="4.679cm"/>
          <chart:axis chart:dimension="x" chart:name="primary-x" chart:style-name="ch6" chartooo:axis-type="auto">
            <chartooo:date-scale/>
            <chart:title svg:x="4.6cm" svg:y="8.018cm" chart:style-name="ch7">
              <text:p>Length of Cantilever Beam (inches)</text:p>
            </chart:title>
            <chart:categories table:cell-range-address="local-table.$A$2:.$A$7"/>
          </chart:axis>
          <chart:axis chart:dimension="y" chart:name="primary-y" chart:style-name="ch8">
            <chart:title svg:x="0.451cm" svg:y="6.734cm" chart:style-name="ch9">
              <text:p>Mass of Load (grams)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ial 1</text:p>
              </table:table-cell>
              <table:table-cell office:value-type="string">
                <text:p>Trial 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